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0.672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9T08:23:37.57">
            <text:p>2020/4/9 8:23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2cm" draw:caption-point-x="-1.353cm" draw:caption-point-y="2.8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56)">
            <text:p>sn(56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219999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shuffle,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1">
            <text:p>5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tu=DROP-D,no-score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2">
            <text:p>52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3">
            <text:p>5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open-strings,chord=D▽;G9/9;A▽7;E△；A△;D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54">
            <text:p>5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,cp=A△-D△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5">
            <text:p>55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E,chord=E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6">
            <text:p>56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B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09T08:23:37.74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2cm" draw:caption-point-x="-1.353cm" draw:caption-point-y="2.4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09T08:23:37.91">
            <text:p>2020/4/9 8:2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94cm" draw:caption-point-x="-1.353cm" draw:caption-point-y="2.42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9T08:23:38.03">
            <text:p>2020/4/9 8:23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8cm" draw:caption-point-x="-1.353cm" draw:caption-point-y="2.42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56)">
            <text:p>sn(56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9T08:23:38.13">
            <text:p>2020/4/9 8:23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56)">
            <text:p>sn(56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9T08:23:38.21">
            <text:p>2020/4/9 8:23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09T08:23:38.29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9T08:23:38.4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56)">
            <text:p>sn(56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9T08:23:38.49">
            <text:p>2020/4/9 8:2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6cm" draw:caption-point-x="-1.353cm" draw:caption-point-y="2.22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9T08:23:38.6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56)">
            <text:p>sn(56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9T08:23:38.68">
            <text:p>2020/4/9 8:2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6cm" draw:caption-point-x="-1.353cm" draw:caption-point-y="2.22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2020/04/09</text:date>, <text:time>08:2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09T08:23:36.98</dc:date>
    <dc:creator>iwabuchi ken</dc:creator>
    <meta:editing-duration>P8DT13H42M12S</meta:editing-duration>
    <meta:editing-cycles>784</meta:editing-cycles>
    <meta:generator>OpenOffice/4.1.3$Win32 OpenOffice.org_project/413m1$Build-9783</meta:generator>
    <meta:document-statistic meta:table-count="11" meta:cell-count="5197" meta:object-count="0"/>
    <meta:user-defined meta:name="sheets-banding"/>
    <meta:user-defined meta:name="sheets-original-selection"/>
  </office:meta>
</office:document-meta>
</file>